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0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center" fo:margin-left="0cm"/>
    </style:style>
    <style:style style:name="ce8" style:family="table-cell" style:parent-style-name="Default" style:data-style-name="N109">
      <style:table-cell-properties fo:border="0.002cm solid #000000" style:shrink-to-fit="true"/>
    </style:style>
    <style:style style:name="ce9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  <style:style style:name="ce10" style:family="table-cell" style:parent-style-name="Default">
      <style:table-cell-properties style:text-align-source="fix" style:repeat-content="false" fo:border="0.002cm solid #000000" css3t:text-justify="distribute"/>
      <style:paragraph-properties fo:text-align="end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="0.002cm solid #000000" style:shrink-to-fit="true"/>
    </style:style>
    <style:style style:name="ce13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10">
      <style:table-cell-properties fo:border="0.002cm solid #000000"/>
    </style:style>
    <style:style style:name="ce16" style:family="table-cell" style:parent-style-name="Default" style:data-style-name="N110">
      <style:table-cell-properties style:text-align-source="value-type" style:repeat-content="false" fo:border="0.002cm solid #000000" style:vertical-align="middle"/>
      <style:paragraph-properties fo:margin-left="0cm"/>
    </style:style>
    <style:style style:name="ce17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end" fo:margin-left="0cm"/>
    </style:style>
    <style:style style:name="ce18" style:family="table-cell" style:parent-style-name="Default" style:data-style-name="N110">
      <style:table-cell-properties style:text-align-source="fix" style:repeat-content="false" fo:border="0.002cm solid #000000" style:shrink-to-fit="true"/>
      <style:paragraph-properties fo:text-align="center" fo:margin-left="0cm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 style:data-style-name="N110">
      <style:table-cell-properties style:text-align-source="fix" style:repeat-content="false" fo:border="0.002cm solid #000000"/>
      <style:paragraph-properties fo:text-align="end" fo:margin-left="0cm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 style:data-style-name="N110">
      <style:table-cell-properties style:diagonal-bl-tr="none" style:diagonal-tl-br="none" fo:border="0.002cm solid #000000"/>
    </style:style>
    <style:style style:name="ce26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02cm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29" style:family="table-cell" style:parent-style-name="Default" style:data-style-name="N110">
      <style:table-cell-properties fo:border-bottom="none" fo:border-left="none" fo:border-right="0.002cm solid #000000" fo:border-top="none"/>
    </style:style>
    <style:style style:name="ce30" style:family="table-cell" style:parent-style-name="Default" style:data-style-name="N110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調書2" table:style-name="ta1" table:print-ranges="調書2.A1:調書2.J50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20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23" office:value-type="string">
            <text:p>認定日</text:p>
          </table:table-cell>
          <table:table-cell table:style-name="ce26" office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>
            <text:p>起案日</text:p>
          </table:table-cell>
          <table:table-cell table:style-name="ce26" office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>
            <text:p>一般分</text:p>
          </table:table-cell>
          <table:table-cell table:style-name="ce14" office:value-type="string">
            <text:p>加算額</text:p>
          </table:table-cell>
          <table:table-cell table:style-name="ce24" office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3">
          <table:table-cell/>
          <table:table-cell table:style-name="ce2" office:value-type="string" table:number-columns-spanned="1" table:number-rows-spanned="13">
            <text:p>第 <text:s/>一 <text:s/>類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小　　　計</text:p>
          </table:table-cell>
          <table:covered-table-cell table:style-name="ce9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逓　減　率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　　計　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9">
            <text:p>教 <text:s/>育 <text:s/>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3"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3"/>
          <table:table-cell table:style-name="ce19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3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介 <text:s/>護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医 <text:s/>療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7" office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>
            <text:p>調書(2)</text:p>
          </table:table-cell>
          <table:table-cell/>
        </table:table-row>
        <table:named-expressions/>
      </table:table>
      <table:named-expressions>
        <table:named-range table:name="CaseNo" table:base-cell-address="$調書2.$D$2" table:cell-range-address="$調書2.$D$2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ItiruiTotal" table:base-cell-address="$調書2.$E$19" table:cell-range-address="$調書2.$E$19"/>
        <table:named-range table:name="NiruiTotal" table:base-cell-address="$調書2.$E$20" table:cell-range-address="$調書2.$E$20"/>
        <table:named-range table:name="Touki" table:base-cell-address="$調書2.$E$21" table:cell-range-address="$調書2.$E$21"/>
        <table:named-range table:name="Kimatu" table:base-cell-address="$調書2.$E$22" table:cell-range-address="$調書2.$E$22"/>
        <table:named-range table:name="SeikatuTotal" table:base-cell-address="$調書2.$E$23" table:cell-range-address="$調書2.$E$23"/>
        <table:named-range table:name="JyutakuTotal" table:base-cell-address="$調書2.$E$24" table:cell-range-address="$調書2.$E$24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aigoTotal" table:base-cell-address="$調書2.$E$38" table:cell-range-address="$調書2.$E$38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NinteiYmd" table:base-cell-address="$調書2.$H$2" table:cell-range-address="$調書2.$H$2"/>
        <table:named-range table:name="KianYmd" table:base-cell-address="$調書2.$H$3" table:cell-range-address="$調書2.$H$3"/>
        <table:named-range table:name="KasanSbt0" table:base-cell-address="$調書2.$G$7" table:cell-range-address="$調書2.$G$7"/>
        <table:named-range table:name="Total" table:base-cell-address="$調書2.$E$49" table:cell-range-address="$調書2.$E$4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number:number-style style:name="N110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2014/03/19</text:date>, <text:time>10:12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OpenOffice/4.0.1$Win32 OpenOffice.org_project/401m5$Build-9714</meta:generator>
    <dc:date>2014-03-19T10:12:28.55</dc:date>
    <dc:creator>TANAKA Hidemune</dc:creator>
    <meta:editing-duration>PT1H25M11S</meta:editing-duration>
    <meta:editing-cycles>35</meta:editing-cycles>
    <meta:document-statistic meta:table-count="1" meta:cell-count="48" meta:object-count="0"/>
  </office:meta>
</office:document-meta>
</file>